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Times New Roman"/>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style:style>
    <style:style style:name="P2" style:parent-style-name="Normal" style:family="paragraph">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style:style>
    <style:style style:name="P3" style:parent-style-name="Paragraphedeliste" style:family="paragraph">
      <style:text-properties style:text-underline-type="single" style:text-underline-style="solid" style:text-underline-width="auto" style:text-underline-mode="continuous"/>
    </style:style>
    <style:style style:name="P4" style:parent-style-name="Paragraphedeliste" style:family="paragraph"/>
    <style:style style:name="P5" style:parent-style-name="Paragraphedeliste" style:family="paragraph"/>
    <style:style style:name="P6" style:parent-style-name="Paragraphedeliste" style:family="paragraph"/>
    <style:style style:name="T7" style:parent-style-name="Policepardéfaut" style:family="text">
      <style:text-properties style:font-name="Courier New" style:font-name-complex="Courier New" fo:font-size="9.5pt" style:font-size-asian="9.5pt" style:font-size-complex="9.5pt"/>
    </style:style>
    <style:style style:name="T8" style:parent-style-name="Policepardéfaut" style:family="text">
      <style:text-properties style:font-name="Courier New" style:font-name-complex="Courier New" fo:color="#3B2C48" fo:font-size="9.5pt" style:font-size-asian="9.5pt" style:font-size-complex="9.5pt" fo:background-color="#FAFCFD"/>
    </style:style>
    <style:style style:name="T9" style:parent-style-name="Policepardéfaut" style:family="text">
      <style:text-properties style:font-name="Courier New" style:font-name-complex="Courier New" fo:color="#3B2C48" fo:font-size="9.5pt" style:font-size-asian="9.5pt" style:font-size-complex="9.5pt" fo:background-color="#FAFCFD"/>
    </style:style>
    <style:style style:name="T10" style:parent-style-name="Policepardéfaut" style:family="text">
      <style:text-properties style:font-name="Courier New" style:font-name-complex="Courier New" fo:color="#3B2C48" fo:font-size="9.5pt" style:font-size-asian="9.5pt" style:font-size-complex="9.5pt" fo:background-color="#FAFCFD"/>
    </style:style>
    <style:style style:name="P11" style:parent-style-name="Normal" style:family="paragraph">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style:style>
    <style:style style:name="P12" style:parent-style-name="Normal" style:family="paragraph">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style:style>
    <style:style style:name="P13" style:parent-style-name="Normal" style:family="paragraph">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style:style>
    <style:style style:name="P14"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5" style:parent-style-name="token" style:family="text">
      <style:text-properties style:font-name="Consolas" style:font-name-complex="Consolas" fo:color="#669900" fo:language="en" fo:country="US"/>
    </style:style>
    <style:style style:name="P16"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7" style:parent-style-name="CodeHTML" style:family="text">
      <style:text-properties style:font-name="Consolas" style:font-name-complex="Consolas" fo:color="#000000" fo:language="en" fo:country="US"/>
    </style:style>
    <style:style style:name="T18" style:parent-style-name="token" style:family="text">
      <style:text-properties style:font-name="Consolas" style:font-name-complex="Consolas" fo:color="#A67F59" fo:language="en" fo:country="US"/>
    </style:style>
    <style:style style:name="T19" style:parent-style-name="CodeHTML" style:family="text">
      <style:text-properties style:font-name="Consolas" style:font-name-complex="Consolas" fo:color="#000000" fo:language="en" fo:country="US"/>
    </style:style>
    <style:style style:name="T20" style:parent-style-name="token" style:family="text">
      <style:text-properties style:font-name="Consolas" style:font-name-complex="Consolas" fo:color="#A67F59" fo:language="en" fo:country="US"/>
    </style:style>
    <style:style style:name="T21" style:parent-style-name="CodeHTML" style:family="text">
      <style:text-properties style:font-name="Consolas" style:font-name-complex="Consolas" fo:color="#000000" fo:language="en" fo:country="US"/>
    </style:style>
    <style:style style:name="T22" style:parent-style-name="token" style:family="text">
      <style:text-properties style:font-name="Consolas" style:font-name-complex="Consolas" fo:color="#A67F59" fo:language="en" fo:country="US"/>
    </style:style>
    <style:style style:name="T23" style:parent-style-name="token" style:family="text">
      <style:text-properties style:font-name="Consolas" style:font-name-complex="Consolas" fo:color="#DD4A68" fo:language="en" fo:country="US"/>
    </style:style>
    <style:style style:name="T24" style:parent-style-name="token" style:family="text">
      <style:text-properties style:font-name="Consolas" style:font-name-complex="Consolas" fo:color="#999999" fo:language="en" fo:country="US"/>
    </style:style>
    <style:style style:name="P25"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26" style:parent-style-name="CodeHTML" style:family="text">
      <style:text-properties style:font-name="Consolas" style:font-name-complex="Consolas" fo:color="#000000" fo:language="en" fo:country="US"/>
    </style:style>
    <style:style style:name="T27" style:parent-style-name="CodeHTML" style:family="text">
      <style:text-properties style:font-name="Consolas" style:font-name-complex="Consolas" fo:color="#000000"/>
    </style:style>
    <style:style style:name="T28" style:parent-style-name="token" style:family="text">
      <style:text-properties style:font-name="Consolas" style:font-name-complex="Consolas" fo:color="#999999"/>
    </style:style>
    <style:style style:name="T29" style:parent-style-name="CodeHTML" style:family="text">
      <style:text-properties style:font-name="Consolas" style:font-name-complex="Consolas" fo:color="#000000"/>
    </style:style>
    <style:style style:name="T30" style:parent-style-name="token" style:family="text">
      <style:text-properties style:font-name="Consolas" style:font-name-complex="Consolas" fo:color="#669900"/>
    </style:style>
    <style:style style:name="P31"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32" style:parent-style-name="token" style:family="text">
      <style:text-properties style:font-name="Consolas" style:font-name-complex="Consolas" fo:color="#999999"/>
    </style:style>
    <style:style style:name="P33"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34" style:parent-style-name="CodeHTML" style:family="text">
      <style:text-properties style:font-name="Consolas" style:font-name-complex="Consolas" fo:color="#000000"/>
    </style:style>
    <style:style style:name="T35" style:parent-style-name="token" style:family="text">
      <style:text-properties style:font-name="Consolas" style:font-name-complex="Consolas" fo:color="#999999"/>
    </style:style>
    <style:style style:name="T36" style:parent-style-name="CodeHTML" style:family="text">
      <style:text-properties style:font-name="Consolas" style:font-name-complex="Consolas" fo:color="#000000"/>
    </style:style>
    <style:style style:name="T37" style:parent-style-name="token" style:family="text">
      <style:text-properties style:font-name="Consolas" style:font-name-complex="Consolas" fo:color="#669900"/>
    </style:style>
    <style:style style:name="T38" style:parent-style-name="token" style:family="text">
      <style:text-properties style:font-name="Consolas" style:font-name-complex="Consolas" fo:color="#999999"/>
    </style:style>
    <style:style style:name="T39" style:parent-style-name="Policepardéfaut" style:family="text">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style:style>
    <style:style style:name="T40" style:parent-style-name="Policepardéfaut" style:family="text">
      <style:text-properties fo:font-weight="bold" style:font-weight-asian="bold" fo:font-style="italic" style:font-style-asian="italic" fo:font-size="20pt" style:font-size-asian="20pt" style:font-size-complex="20pt" style:text-underline-type="single" style:text-underline-style="solid" style:text-underline-width="auto" style:text-underline-mode="continuous"/>
    </style:style>
    <style:style style:name="P41"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42" style:parent-style-name="token" style:family="text">
      <style:text-properties style:font-name="Consolas" style:font-name-complex="Consolas" fo:color="#708090" fo:language="en" fo:country="US"/>
    </style:style>
    <style:style style:name="P43"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44" style:parent-style-name="CodeHTML" style:family="text">
      <style:text-properties style:font-name="Consolas" style:font-name-complex="Consolas" fo:color="#000000" fo:language="en" fo:country="US"/>
    </style:style>
    <style:style style:name="T45" style:parent-style-name="token" style:family="text">
      <style:text-properties style:font-name="Consolas" style:font-name-complex="Consolas" fo:color="#999999" fo:language="en" fo:country="US"/>
    </style:style>
    <style:style style:name="T46" style:parent-style-name="CodeHTML" style:family="text">
      <style:text-properties style:font-name="Consolas" style:font-name-complex="Consolas" fo:color="#000000" fo:language="en" fo:country="US"/>
    </style:style>
    <style:style style:name="T47" style:parent-style-name="token" style:family="text">
      <style:text-properties style:font-name="Consolas" style:font-name-complex="Consolas" fo:color="#999999" fo:language="en" fo:country="US"/>
    </style:style>
    <style:style style:name="P48"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49" style:parent-style-name="CodeHTML" style:family="text">
      <style:text-properties style:font-name="Consolas" style:font-name-complex="Consolas" fo:color="#000000" fo:language="en" fo:country="US"/>
    </style:style>
    <style:style style:name="T50" style:parent-style-name="token" style:family="text">
      <style:text-properties style:font-name="Consolas" style:font-name-complex="Consolas" fo:color="#999999" fo:language="en" fo:country="US"/>
    </style:style>
    <style:style style:name="T51" style:parent-style-name="CodeHTML" style:family="text">
      <style:text-properties style:font-name="Consolas" style:font-name-complex="Consolas" fo:color="#000000" fo:language="en" fo:country="US"/>
    </style:style>
    <style:style style:name="T52" style:parent-style-name="token" style:family="text">
      <style:text-properties style:font-name="Consolas" style:font-name-complex="Consolas" fo:color="#999999" fo:language="en" fo:country="US"/>
    </style:style>
    <style:style style:name="P53"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54" style:parent-style-name="CodeHTML" style:family="text">
      <style:text-properties style:font-name="Consolas" style:font-name-complex="Consolas" fo:color="#000000" fo:language="en" fo:country="US"/>
    </style:style>
    <style:style style:name="T55" style:parent-style-name="token" style:family="text">
      <style:text-properties style:font-name="Consolas" style:font-name-complex="Consolas" fo:color="#999999" fo:language="en" fo:country="US"/>
    </style:style>
    <style:style style:name="T56" style:parent-style-name="CodeHTML" style:family="text">
      <style:text-properties style:font-name="Consolas" style:font-name-complex="Consolas" fo:color="#000000" fo:language="en" fo:country="US"/>
    </style:style>
    <style:style style:name="T57" style:parent-style-name="token" style:family="text">
      <style:text-properties style:font-name="Consolas" style:font-name-complex="Consolas" fo:color="#669900" fo:language="en" fo:country="US"/>
    </style:style>
    <style:style style:name="P58"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59" style:parent-style-name="CodeHTML" style:family="text">
      <style:text-properties style:font-name="Consolas" style:font-name-complex="Consolas" fo:color="#000000" fo:language="en" fo:country="US"/>
    </style:style>
    <style:style style:name="T60" style:parent-style-name="token" style:family="text">
      <style:text-properties style:font-name="Consolas" style:font-name-complex="Consolas" fo:color="#999999" fo:language="en" fo:country="US"/>
    </style:style>
    <style:style style:name="P61"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62" style:parent-style-name="CodeHTML" style:family="text">
      <style:text-properties style:font-name="Consolas" style:font-name-complex="Consolas" fo:color="#000000" fo:language="en" fo:country="US"/>
    </style:style>
    <style:style style:name="T63" style:parent-style-name="token" style:family="text">
      <style:text-properties style:font-name="Consolas" style:font-name-complex="Consolas" fo:color="#999999" fo:language="en" fo:country="US"/>
    </style:style>
    <style:style style:name="T64" style:parent-style-name="CodeHTML" style:family="text">
      <style:text-properties style:font-name="Consolas" style:font-name-complex="Consolas" fo:color="#000000" fo:language="en" fo:country="US"/>
    </style:style>
    <style:style style:name="T65" style:parent-style-name="token" style:family="text">
      <style:text-properties style:font-name="Consolas" style:font-name-complex="Consolas" fo:color="#999999" fo:language="en" fo:country="US"/>
    </style:style>
    <style:style style:name="P66"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67" style:parent-style-name="CodeHTML" style:family="text">
      <style:text-properties style:font-name="Consolas" style:font-name-complex="Consolas" fo:color="#000000" fo:language="en" fo:country="US"/>
    </style:style>
    <style:style style:name="T68" style:parent-style-name="token" style:family="text">
      <style:text-properties style:font-name="Consolas" style:font-name-complex="Consolas" fo:color="#999999" fo:language="en" fo:country="US"/>
    </style:style>
    <style:style style:name="T69" style:parent-style-name="CodeHTML" style:family="text">
      <style:text-properties style:font-name="Consolas" style:font-name-complex="Consolas" fo:color="#000000" fo:language="en" fo:country="US"/>
    </style:style>
    <style:style style:name="T70" style:parent-style-name="token" style:family="text">
      <style:text-properties style:font-name="Consolas" style:font-name-complex="Consolas" fo:color="#669900" fo:language="en" fo:country="US"/>
    </style:style>
    <style:style style:name="P71"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72" style:parent-style-name="CodeHTML" style:family="text">
      <style:text-properties style:font-name="Consolas" style:font-name-complex="Consolas" fo:color="#000000" fo:language="en" fo:country="US"/>
    </style:style>
    <style:style style:name="T73" style:parent-style-name="token" style:family="text">
      <style:text-properties style:font-name="Consolas" style:font-name-complex="Consolas" fo:color="#999999" fo:language="en" fo:country="US"/>
    </style:style>
    <style:style style:name="P74"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75" style:parent-style-name="token" style:family="text">
      <style:text-properties style:font-name="Consolas" style:font-name-complex="Consolas" fo:color="#999999" fo:language="en" fo:country="US"/>
    </style:style>
    <style:style style:name="P76"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P77"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78" style:parent-style-name="token" style:family="text">
      <style:text-properties style:font-name="Consolas" style:font-name-complex="Consolas" fo:color="#708090" fo:language="en" fo:country="US"/>
    </style:style>
    <style:style style:name="P79"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80" style:parent-style-name="CodeHTML" style:family="text">
      <style:text-properties style:font-name="Consolas" style:font-name-complex="Consolas" fo:color="#000000" fo:language="en" fo:country="US"/>
    </style:style>
    <style:style style:name="T81" style:parent-style-name="token" style:family="text">
      <style:text-properties style:font-name="Consolas" style:font-name-complex="Consolas" fo:color="#999999" fo:language="en" fo:country="US"/>
    </style:style>
    <style:style style:name="T82" style:parent-style-name="CodeHTML" style:family="text">
      <style:text-properties style:font-name="Consolas" style:font-name-complex="Consolas" fo:color="#000000" fo:language="en" fo:country="US"/>
    </style:style>
    <style:style style:name="T83" style:parent-style-name="token" style:family="text">
      <style:text-properties style:font-name="Consolas" style:font-name-complex="Consolas" fo:color="#999999" fo:language="en" fo:country="US"/>
    </style:style>
    <style:style style:name="P84"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85" style:parent-style-name="CodeHTML" style:family="text">
      <style:text-properties style:font-name="Consolas" style:font-name-complex="Consolas" fo:color="#000000" fo:language="en" fo:country="US"/>
    </style:style>
    <style:style style:name="T86" style:parent-style-name="CodeHTML" style:family="text">
      <style:text-properties style:font-name="Consolas" style:font-name-complex="Consolas" fo:color="#000000"/>
    </style:style>
    <style:style style:name="T87" style:parent-style-name="token" style:family="text">
      <style:text-properties style:font-name="Consolas" style:font-name-complex="Consolas" fo:color="#999999"/>
    </style:style>
    <style:style style:name="T88" style:parent-style-name="CodeHTML" style:family="text">
      <style:text-properties style:font-name="Consolas" style:font-name-complex="Consolas" fo:color="#000000"/>
    </style:style>
    <style:style style:name="T89" style:parent-style-name="token" style:family="text">
      <style:text-properties style:font-name="Consolas" style:font-name-complex="Consolas" fo:color="#669900"/>
    </style:style>
    <style:style style:name="T90" style:parent-style-name="token" style:family="text">
      <style:text-properties style:font-name="Consolas" style:font-name-complex="Consolas" fo:color="#999999"/>
    </style:style>
    <style:style style:name="P91"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92" style:parent-style-name="CodeHTML" style:family="text">
      <style:text-properties style:font-name="Consolas" style:font-name-complex="Consolas" fo:color="#000000"/>
    </style:style>
    <style:style style:name="T93" style:parent-style-name="token" style:family="text">
      <style:text-properties style:font-name="Consolas" style:font-name-complex="Consolas" fo:color="#999999"/>
    </style:style>
    <style:style style:name="T94" style:parent-style-name="CodeHTML" style:family="text">
      <style:text-properties style:font-name="Consolas" style:font-name-complex="Consolas" fo:color="#000000"/>
    </style:style>
    <style:style style:name="T95" style:parent-style-name="token" style:family="text">
      <style:text-properties style:font-name="Consolas" style:font-name-complex="Consolas" fo:color="#999999"/>
    </style:style>
    <style:style style:name="P96"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97" style:parent-style-name="CodeHTML" style:family="text">
      <style:text-properties style:font-name="Consolas" style:font-name-complex="Consolas" fo:color="#000000"/>
    </style:style>
    <style:style style:name="T98" style:parent-style-name="token" style:family="text">
      <style:text-properties style:font-name="Consolas" style:font-name-complex="Consolas" fo:color="#999999"/>
    </style:style>
    <style:style style:name="T99" style:parent-style-name="CodeHTML" style:family="text">
      <style:text-properties style:font-name="Consolas" style:font-name-complex="Consolas" fo:color="#000000"/>
    </style:style>
    <style:style style:name="T100" style:parent-style-name="token" style:family="text">
      <style:text-properties style:font-name="Consolas" style:font-name-complex="Consolas" fo:color="#999999"/>
    </style:style>
    <style:style style:name="P101"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02" style:parent-style-name="CodeHTML" style:family="text">
      <style:text-properties style:font-name="Consolas" style:font-name-complex="Consolas" fo:color="#000000"/>
    </style:style>
    <style:style style:name="T103" style:parent-style-name="token" style:family="text">
      <style:text-properties style:font-name="Consolas" style:font-name-complex="Consolas" fo:color="#999999"/>
    </style:style>
    <style:style style:name="T104" style:parent-style-name="CodeHTML" style:family="text">
      <style:text-properties style:font-name="Consolas" style:font-name-complex="Consolas" fo:color="#000000"/>
    </style:style>
    <style:style style:name="T105" style:parent-style-name="token" style:family="text">
      <style:text-properties style:font-name="Consolas" style:font-name-complex="Consolas" fo:color="#669900"/>
    </style:style>
    <style:style style:name="T106" style:parent-style-name="token" style:family="text">
      <style:text-properties style:font-name="Consolas" style:font-name-complex="Consolas" fo:color="#999999"/>
    </style:style>
    <style:style style:name="P107"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08" style:parent-style-name="CodeHTML" style:family="text">
      <style:text-properties style:font-name="Consolas" style:font-name-complex="Consolas" fo:color="#000000"/>
    </style:style>
    <style:style style:name="T109" style:parent-style-name="token" style:family="text">
      <style:text-properties style:font-name="Consolas" style:font-name-complex="Consolas" fo:color="#999999"/>
    </style:style>
    <style:style style:name="T110" style:parent-style-name="CodeHTML" style:family="text">
      <style:text-properties style:font-name="Consolas" style:font-name-complex="Consolas" fo:color="#000000"/>
    </style:style>
    <style:style style:name="T111" style:parent-style-name="token" style:family="text">
      <style:text-properties style:font-name="Consolas" style:font-name-complex="Consolas" fo:color="#669900"/>
    </style:style>
    <style:style style:name="P112"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13" style:parent-style-name="CodeHTML" style:family="text">
      <style:text-properties style:font-name="Consolas" style:font-name-complex="Consolas" fo:color="#000000"/>
    </style:style>
    <style:style style:name="T114" style:parent-style-name="token" style:family="text">
      <style:text-properties style:font-name="Consolas" style:font-name-complex="Consolas" fo:color="#999999"/>
    </style:style>
    <style:style style:name="P115"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16" style:parent-style-name="CodeHTML" style:family="text">
      <style:text-properties style:font-name="Consolas" style:font-name-complex="Consolas" fo:color="#000000" fo:language="en" fo:country="US"/>
    </style:style>
    <style:style style:name="T117" style:parent-style-name="token" style:family="text">
      <style:text-properties style:font-name="Consolas" style:font-name-complex="Consolas" fo:color="#999999" fo:language="en" fo:country="US"/>
    </style:style>
    <style:style style:name="T118" style:parent-style-name="CodeHTML" style:family="text">
      <style:text-properties style:font-name="Consolas" style:font-name-complex="Consolas" fo:color="#000000" fo:language="en" fo:country="US"/>
    </style:style>
    <style:style style:name="T119" style:parent-style-name="token" style:family="text">
      <style:text-properties style:font-name="Consolas" style:font-name-complex="Consolas" fo:color="#999999" fo:language="en" fo:country="US"/>
    </style:style>
    <style:style style:name="P120"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21" style:parent-style-name="CodeHTML" style:family="text">
      <style:text-properties style:font-name="Consolas" style:font-name-complex="Consolas" fo:color="#000000" fo:language="en" fo:country="US"/>
    </style:style>
    <style:style style:name="T122" style:parent-style-name="token" style:family="text">
      <style:text-properties style:font-name="Consolas" style:font-name-complex="Consolas" fo:color="#999999" fo:language="en" fo:country="US"/>
    </style:style>
    <style:style style:name="T123" style:parent-style-name="CodeHTML" style:family="text">
      <style:text-properties style:font-name="Consolas" style:font-name-complex="Consolas" fo:color="#000000" fo:language="en" fo:country="US"/>
    </style:style>
    <style:style style:name="T124" style:parent-style-name="token" style:family="text">
      <style:text-properties style:font-name="Consolas" style:font-name-complex="Consolas" fo:color="#669900" fo:language="en" fo:country="US"/>
    </style:style>
    <style:style style:name="T125" style:parent-style-name="token" style:family="text">
      <style:text-properties style:font-name="Consolas" style:font-name-complex="Consolas" fo:color="#999999" fo:language="en" fo:country="US"/>
    </style:style>
    <style:style style:name="P126"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27" style:parent-style-name="CodeHTML" style:family="text">
      <style:text-properties style:font-name="Consolas" style:font-name-complex="Consolas" fo:color="#000000" fo:language="en" fo:country="US"/>
    </style:style>
    <style:style style:name="T128" style:parent-style-name="token" style:family="text">
      <style:text-properties style:font-name="Consolas" style:font-name-complex="Consolas" fo:color="#999999" fo:language="en" fo:country="US"/>
    </style:style>
    <style:style style:name="T129" style:parent-style-name="CodeHTML" style:family="text">
      <style:text-properties style:font-name="Consolas" style:font-name-complex="Consolas" fo:color="#000000" fo:language="en" fo:country="US"/>
    </style:style>
    <style:style style:name="T130" style:parent-style-name="token" style:family="text">
      <style:text-properties style:font-name="Consolas" style:font-name-complex="Consolas" fo:color="#669900" fo:language="en" fo:country="US"/>
    </style:style>
    <style:style style:name="T131" style:parent-style-name="token" style:family="text">
      <style:text-properties style:font-name="Consolas" style:font-name-complex="Consolas" fo:color="#999999" fo:language="en" fo:country="US"/>
    </style:style>
    <style:style style:name="P132"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33" style:parent-style-name="CodeHTML" style:family="text">
      <style:text-properties style:font-name="Consolas" style:font-name-complex="Consolas" fo:color="#000000" fo:language="en" fo:country="US"/>
    </style:style>
    <style:style style:name="T134" style:parent-style-name="token" style:family="text">
      <style:text-properties style:font-name="Consolas" style:font-name-complex="Consolas" fo:color="#999999" fo:language="en" fo:country="US"/>
    </style:style>
    <style:style style:name="T135" style:parent-style-name="CodeHTML" style:family="text">
      <style:text-properties style:font-name="Consolas" style:font-name-complex="Consolas" fo:color="#000000" fo:language="en" fo:country="US"/>
    </style:style>
    <style:style style:name="T136" style:parent-style-name="token" style:family="text">
      <style:text-properties style:font-name="Consolas" style:font-name-complex="Consolas" fo:color="#990055" fo:language="en" fo:country="US"/>
    </style:style>
    <style:style style:name="P137"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38" style:parent-style-name="CodeHTML" style:family="text">
      <style:text-properties style:font-name="Consolas" style:font-name-complex="Consolas" fo:color="#000000" fo:language="en" fo:country="US"/>
    </style:style>
    <style:style style:name="T139" style:parent-style-name="token" style:family="text">
      <style:text-properties style:font-name="Consolas" style:font-name-complex="Consolas" fo:color="#999999"/>
    </style:style>
    <style:style style:name="P140"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41" style:parent-style-name="CodeHTML" style:family="text">
      <style:text-properties style:font-name="Consolas" style:font-name-complex="Consolas" fo:color="#000000"/>
    </style:style>
    <style:style style:name="T142" style:parent-style-name="token" style:family="text">
      <style:text-properties style:font-name="Consolas" style:font-name-complex="Consolas" fo:color="#999999"/>
    </style:style>
    <style:style style:name="P143"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44" style:parent-style-name="token" style:family="text">
      <style:text-properties style:font-name="Consolas" style:font-name-complex="Consolas" fo:color="#999999"/>
    </style:style>
    <style:style style:name="P145" style:parent-style-name="Normal" style:family="paragraph">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style:style>
    <style:style style:name="P146"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47" style:parent-style-name="token" style:family="text">
      <style:text-properties style:font-name="Consolas" style:font-name-complex="Consolas" fo:color="#708090" fo:language="en" fo:country="US"/>
    </style:style>
    <style:style style:name="P148"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49" style:parent-style-name="CodeHTML" style:family="text">
      <style:text-properties style:font-name="Consolas" style:font-name-complex="Consolas" fo:color="#000000" fo:language="en" fo:country="US"/>
    </style:style>
    <style:style style:name="T150" style:parent-style-name="token" style:family="text">
      <style:text-properties style:font-name="Consolas" style:font-name-complex="Consolas" fo:color="#999999" fo:language="en" fo:country="US"/>
    </style:style>
    <style:style style:name="T151" style:parent-style-name="CodeHTML" style:family="text">
      <style:text-properties style:font-name="Consolas" style:font-name-complex="Consolas" fo:color="#000000" fo:language="en" fo:country="US"/>
    </style:style>
    <style:style style:name="T152" style:parent-style-name="token" style:family="text">
      <style:text-properties style:font-name="Consolas" style:font-name-complex="Consolas" fo:color="#669900" fo:language="en" fo:country="US"/>
    </style:style>
    <style:style style:name="T153" style:parent-style-name="token" style:family="text">
      <style:text-properties style:font-name="Consolas" style:font-name-complex="Consolas" fo:color="#999999" fo:language="en" fo:country="US"/>
    </style:style>
    <style:style style:name="P154"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P155"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56" style:parent-style-name="token" style:family="text">
      <style:text-properties style:font-name="Consolas" style:font-name-complex="Consolas" fo:color="#708090" fo:language="en" fo:country="US"/>
    </style:style>
    <style:style style:name="P157"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58" style:parent-style-name="CodeHTML" style:family="text">
      <style:text-properties style:font-name="Consolas" style:font-name-complex="Consolas" fo:color="#000000" fo:language="en" fo:country="US"/>
    </style:style>
    <style:style style:name="T159" style:parent-style-name="token" style:family="text">
      <style:text-properties style:font-name="Consolas" style:font-name-complex="Consolas" fo:color="#999999" fo:language="en" fo:country="US"/>
    </style:style>
    <style:style style:name="T160" style:parent-style-name="CodeHTML" style:family="text">
      <style:text-properties style:font-name="Consolas" style:font-name-complex="Consolas" fo:color="#000000" fo:language="en" fo:country="US"/>
    </style:style>
    <style:style style:name="T161" style:parent-style-name="token" style:family="text">
      <style:text-properties style:font-name="Consolas" style:font-name-complex="Consolas" fo:color="#999999" fo:language="en" fo:country="US"/>
    </style:style>
    <style:style style:name="P162"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63" style:parent-style-name="CodeHTML" style:family="text">
      <style:text-properties style:font-name="Consolas" style:font-name-complex="Consolas" fo:color="#000000" fo:language="en" fo:country="US"/>
    </style:style>
    <style:style style:name="T164" style:parent-style-name="token" style:family="text">
      <style:text-properties style:font-name="Consolas" style:font-name-complex="Consolas" fo:color="#999999" fo:language="en" fo:country="US"/>
    </style:style>
    <style:style style:name="T165" style:parent-style-name="CodeHTML" style:family="text">
      <style:text-properties style:font-name="Consolas" style:font-name-complex="Consolas" fo:color="#000000" fo:language="en" fo:country="US"/>
    </style:style>
    <style:style style:name="T166" style:parent-style-name="token" style:family="text">
      <style:text-properties style:font-name="Consolas" style:font-name-complex="Consolas" fo:color="#999999" fo:language="en" fo:country="US"/>
    </style:style>
    <style:style style:name="P167"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68" style:parent-style-name="CodeHTML" style:family="text">
      <style:text-properties style:font-name="Consolas" style:font-name-complex="Consolas" fo:color="#000000" fo:language="en" fo:country="US"/>
    </style:style>
    <style:style style:name="T169" style:parent-style-name="token" style:family="text">
      <style:text-properties style:font-name="Consolas" style:font-name-complex="Consolas" fo:color="#999999" fo:language="en" fo:country="US"/>
    </style:style>
    <style:style style:name="T170" style:parent-style-name="CodeHTML" style:family="text">
      <style:text-properties style:font-name="Consolas" style:font-name-complex="Consolas" fo:color="#000000" fo:language="en" fo:country="US"/>
    </style:style>
    <style:style style:name="T171" style:parent-style-name="token" style:family="text">
      <style:text-properties style:font-name="Consolas" style:font-name-complex="Consolas" fo:color="#999999" fo:language="en" fo:country="US"/>
    </style:style>
    <style:style style:name="P172"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73" style:parent-style-name="CodeHTML" style:family="text">
      <style:text-properties style:font-name="Consolas" style:font-name-complex="Consolas" fo:color="#000000" fo:language="en" fo:country="US"/>
    </style:style>
    <style:style style:name="T174" style:parent-style-name="token" style:family="text">
      <style:text-properties style:font-name="Consolas" style:font-name-complex="Consolas" fo:color="#999999" fo:language="en" fo:country="US"/>
    </style:style>
    <style:style style:name="T175" style:parent-style-name="CodeHTML" style:family="text">
      <style:text-properties style:font-name="Consolas" style:font-name-complex="Consolas" fo:color="#000000" fo:language="en" fo:country="US"/>
    </style:style>
    <style:style style:name="T176" style:parent-style-name="token" style:family="text">
      <style:text-properties style:font-name="Consolas" style:font-name-complex="Consolas" fo:color="#669900" fo:language="en" fo:country="US"/>
    </style:style>
    <style:style style:name="P177"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78" style:parent-style-name="CodeHTML" style:family="text">
      <style:text-properties style:font-name="Consolas" style:font-name-complex="Consolas" fo:color="#000000" fo:language="en" fo:country="US"/>
    </style:style>
    <style:style style:name="T179" style:parent-style-name="token" style:family="text">
      <style:text-properties style:font-name="Consolas" style:font-name-complex="Consolas" fo:color="#999999" fo:language="en" fo:country="US"/>
    </style:style>
    <style:style style:name="P180"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81" style:parent-style-name="CodeHTML" style:family="text">
      <style:text-properties style:font-name="Consolas" style:font-name-complex="Consolas" fo:color="#000000" fo:language="en" fo:country="US"/>
    </style:style>
    <style:style style:name="T182" style:parent-style-name="token" style:family="text">
      <style:text-properties style:font-name="Consolas" style:font-name-complex="Consolas" fo:color="#999999" fo:language="en" fo:country="US"/>
    </style:style>
    <style:style style:name="T183" style:parent-style-name="CodeHTML" style:family="text">
      <style:text-properties style:font-name="Consolas" style:font-name-complex="Consolas" fo:color="#000000" fo:language="en" fo:country="US"/>
    </style:style>
    <style:style style:name="T184" style:parent-style-name="token" style:family="text">
      <style:text-properties style:font-name="Consolas" style:font-name-complex="Consolas" fo:color="#990055" fo:language="en" fo:country="US"/>
    </style:style>
    <style:style style:name="P185"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86" style:parent-style-name="CodeHTML" style:family="text">
      <style:text-properties style:font-name="Consolas" style:font-name-complex="Consolas" fo:color="#000000" fo:language="en" fo:country="US"/>
    </style:style>
    <style:style style:name="T187" style:parent-style-name="token" style:family="text">
      <style:text-properties style:font-name="Consolas" style:font-name-complex="Consolas" fo:color="#999999" fo:language="en" fo:country="US"/>
    </style:style>
    <style:style style:name="P188"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89" style:parent-style-name="token" style:family="text">
      <style:text-properties style:font-name="Consolas" style:font-name-complex="Consolas" fo:color="#999999" fo:language="en" fo:country="US"/>
    </style:style>
    <style:style style:name="P190"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P191"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92" style:parent-style-name="token" style:family="text">
      <style:text-properties style:font-name="Consolas" style:font-name-complex="Consolas" fo:color="#708090" fo:language="en" fo:country="US"/>
    </style:style>
    <style:style style:name="P193"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94" style:parent-style-name="token" style:family="text">
      <style:text-properties style:font-name="Consolas" style:font-name-complex="Consolas" fo:color="#999999" fo:language="en" fo:country="US"/>
    </style:style>
    <style:style style:name="P195"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196" style:parent-style-name="CodeHTML" style:family="text">
      <style:text-properties style:font-name="Consolas" style:font-name-complex="Consolas" fo:color="#000000" fo:language="en" fo:country="US"/>
    </style:style>
    <style:style style:name="T197" style:parent-style-name="token" style:family="text">
      <style:text-properties style:font-name="Consolas" style:font-name-complex="Consolas" fo:color="#999999" fo:language="en" fo:country="US"/>
    </style:style>
    <style:style style:name="T198" style:parent-style-name="CodeHTML" style:family="text">
      <style:text-properties style:font-name="Consolas" style:font-name-complex="Consolas" fo:color="#000000" fo:language="en" fo:country="US"/>
    </style:style>
    <style:style style:name="T199" style:parent-style-name="token" style:family="text">
      <style:text-properties style:font-name="Consolas" style:font-name-complex="Consolas" fo:color="#669900" fo:language="en" fo:country="US"/>
    </style:style>
    <style:style style:name="T200" style:parent-style-name="token" style:family="text">
      <style:text-properties style:font-name="Consolas" style:font-name-complex="Consolas" fo:color="#999999" fo:language="en" fo:country="US"/>
    </style:style>
    <style:style style:name="P201"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202" style:parent-style-name="CodeHTML" style:family="text">
      <style:text-properties style:font-name="Consolas" style:font-name-complex="Consolas" fo:color="#000000" fo:language="en" fo:country="US"/>
    </style:style>
    <style:style style:name="T203" style:parent-style-name="token" style:family="text">
      <style:text-properties style:font-name="Consolas" style:font-name-complex="Consolas" fo:color="#999999" fo:language="en" fo:country="US"/>
    </style:style>
    <style:style style:name="T204" style:parent-style-name="CodeHTML" style:family="text">
      <style:text-properties style:font-name="Consolas" style:font-name-complex="Consolas" fo:color="#000000" fo:language="en" fo:country="US"/>
    </style:style>
    <style:style style:name="T205" style:parent-style-name="token" style:family="text">
      <style:text-properties style:font-name="Consolas" style:font-name-complex="Consolas" fo:color="#669900" fo:language="en" fo:country="US"/>
    </style:style>
    <style:style style:name="T206" style:parent-style-name="token" style:family="text">
      <style:text-properties style:font-name="Consolas" style:font-name-complex="Consolas" fo:color="#999999" fo:language="en" fo:country="US"/>
    </style:style>
    <style:style style:name="P207"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208" style:parent-style-name="CodeHTML" style:family="text">
      <style:text-properties style:font-name="Consolas" style:font-name-complex="Consolas" fo:color="#000000" fo:language="en" fo:country="US"/>
    </style:style>
    <style:style style:name="T209" style:parent-style-name="token" style:family="text">
      <style:text-properties style:font-name="Consolas" style:font-name-complex="Consolas" fo:color="#999999" fo:language="en" fo:country="US"/>
    </style:style>
    <style:style style:name="T210" style:parent-style-name="CodeHTML" style:family="text">
      <style:text-properties style:font-name="Consolas" style:font-name-complex="Consolas" fo:color="#000000" fo:language="en" fo:country="US"/>
    </style:style>
    <style:style style:name="T211" style:parent-style-name="token" style:family="text">
      <style:text-properties style:font-name="Consolas" style:font-name-complex="Consolas" fo:color="#999999" fo:language="en" fo:country="US"/>
    </style:style>
    <style:style style:name="P212"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213" style:parent-style-name="CodeHTML" style:family="text">
      <style:text-properties style:font-name="Consolas" style:font-name-complex="Consolas" fo:color="#000000" fo:language="en" fo:country="US"/>
    </style:style>
    <style:style style:name="T214" style:parent-style-name="token" style:family="text">
      <style:text-properties style:font-name="Consolas" style:font-name-complex="Consolas" fo:color="#999999" fo:language="en" fo:country="US"/>
    </style:style>
    <style:style style:name="T215" style:parent-style-name="CodeHTML" style:family="text">
      <style:text-properties style:font-name="Consolas" style:font-name-complex="Consolas" fo:color="#000000" fo:language="en" fo:country="US"/>
    </style:style>
    <style:style style:name="T216" style:parent-style-name="token" style:family="text">
      <style:text-properties style:font-name="Consolas" style:font-name-complex="Consolas" fo:color="#669900" fo:language="en" fo:country="US"/>
    </style:style>
    <style:style style:name="P217"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218" style:parent-style-name="CodeHTML" style:family="text">
      <style:text-properties style:font-name="Consolas" style:font-name-complex="Consolas" fo:color="#000000" fo:language="en" fo:country="US"/>
    </style:style>
    <style:style style:name="T219" style:parent-style-name="token" style:family="text">
      <style:text-properties style:font-name="Consolas" style:font-name-complex="Consolas" fo:color="#999999" fo:language="en" fo:country="US"/>
    </style:style>
    <style:style style:name="P220"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221" style:parent-style-name="token" style:family="text">
      <style:text-properties style:font-name="Consolas" style:font-name-complex="Consolas" fo:color="#999999"/>
    </style:style>
    <style:style style:name="P222" style:parent-style-name="Normal" style:family="paragraph">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style:style>
    <style:style style:name="T223" style:parent-style-name="CodeHTML" style:family="text">
      <style:text-properties style:font-name-asian="Calibri" fo:color="#3B2C48" fo:background-color="#FAFCFD"/>
    </style:style>
    <style:style style:name="T224" style:parent-style-name="Policepardéfaut" style:family="text">
      <style:text-properties style:font-name="Arial" style:font-name-complex="Arial" fo:color="#444444" fo:font-size="11.5pt" style:font-size-asian="11.5pt" style:font-size-complex="11.5pt" fo:background-color="#FFFFFF"/>
    </style:style>
    <style:style style:name="P225" style:parent-style-name="Normal" style:family="paragraph">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style:style>
    <style:style style:name="T226" style:parent-style-name="Policepardéfaut" style:family="text">
      <style:text-properties style:font-name="Courier New" style:font-name-complex="Courier New" fo:color="#3B2C48" fo:font-size="9.5pt" style:font-size-asian="9.5pt" style:font-size-complex="9.5pt" fo:background-color="#FAFCFD"/>
    </style:style>
    <style:style style:name="P227" style:parent-style-name="Normal" style:family="paragraph">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style:style>
    <style:style style:name="P228"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229" style:parent-style-name="CodeHTML" style:family="text">
      <style:text-properties style:font-name="Consolas" style:font-name-complex="Consolas" fo:color="#000000" fo:language="en" fo:country="US"/>
    </style:style>
    <style:style style:name="T230" style:parent-style-name="token" style:family="text">
      <style:text-properties style:font-name="Consolas" style:font-name-complex="Consolas" fo:color="#999999" fo:language="en" fo:country="US"/>
    </style:style>
    <style:style style:name="T231" style:parent-style-name="CodeHTML" style:family="text">
      <style:text-properties style:font-name="Consolas" style:font-name-complex="Consolas" fo:color="#000000" fo:language="en" fo:country="US"/>
    </style:style>
    <style:style style:name="T232" style:parent-style-name="token" style:family="text">
      <style:text-properties style:font-name="Consolas" style:font-name-complex="Consolas" fo:color="#0077AA" fo:language="en" fo:country="US"/>
    </style:style>
    <style:style style:name="T233" style:parent-style-name="CodeHTML" style:family="text">
      <style:text-properties style:font-name="Consolas" style:font-name-complex="Consolas" fo:color="#000000" fo:language="en" fo:country="US"/>
    </style:style>
    <style:style style:name="T234" style:parent-style-name="token" style:family="text">
      <style:text-properties style:font-name="Consolas" style:font-name-complex="Consolas" fo:color="#999999" fo:language="en" fo:country="US"/>
    </style:style>
    <style:style style:name="T235" style:parent-style-name="CodeHTML" style:family="text">
      <style:text-properties style:font-name="Consolas" style:font-name-complex="Consolas" fo:color="#000000" fo:language="en" fo:country="US"/>
    </style:style>
    <style:style style:name="T236" style:parent-style-name="token" style:family="text">
      <style:text-properties style:font-name="Consolas" style:font-name-complex="Consolas" fo:color="#999999" fo:language="en" fo:country="US"/>
    </style:style>
    <style:style style:name="T237" style:parent-style-name="CodeHTML" style:family="text">
      <style:text-properties style:font-name="Consolas" style:font-name-complex="Consolas" fo:color="#000000" fo:language="en" fo:country="US"/>
    </style:style>
    <style:style style:name="T238" style:parent-style-name="token" style:family="text">
      <style:text-properties style:font-name="Consolas" style:font-name-complex="Consolas" fo:color="#999999" fo:language="en" fo:country="US"/>
    </style:style>
    <style:style style:name="T239" style:parent-style-name="CodeHTML" style:family="text">
      <style:text-properties style:font-name="Consolas" style:font-name-complex="Consolas" fo:color="#000000" fo:language="en" fo:country="US"/>
    </style:style>
    <style:style style:name="T240" style:parent-style-name="token" style:family="text">
      <style:text-properties style:font-name="Consolas" style:font-name-complex="Consolas" fo:color="#999999" fo:language="en" fo:country="US"/>
    </style:style>
    <style:style style:name="P241"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242" style:parent-style-name="CodeHTML" style:family="text">
      <style:text-properties style:font-name="Consolas" style:font-name-complex="Consolas" fo:color="#000000" fo:language="en" fo:country="US"/>
    </style:style>
    <style:style style:name="T243" style:parent-style-name="token" style:family="text">
      <style:text-properties style:font-name="Consolas" style:font-name-complex="Consolas" fo:color="#999999" fo:language="en" fo:country="US"/>
    </style:style>
    <style:style style:name="T244" style:parent-style-name="CodeHTML" style:family="text">
      <style:text-properties style:font-name="Consolas" style:font-name-complex="Consolas" fo:color="#000000" fo:language="en" fo:country="US"/>
    </style:style>
    <style:style style:name="T245" style:parent-style-name="token" style:family="text">
      <style:text-properties style:font-name="Consolas" style:font-name-complex="Consolas" fo:color="#999999" fo:language="en" fo:country="US"/>
    </style:style>
    <style:style style:name="T246" style:parent-style-name="token" style:family="text">
      <style:text-properties style:font-name="Consolas" style:font-name-complex="Consolas" fo:color="#DD4A68" fo:language="en" fo:country="US"/>
    </style:style>
    <style:style style:name="T247" style:parent-style-name="token" style:family="text">
      <style:text-properties style:font-name="Consolas" style:font-name-complex="Consolas" fo:color="#999999" fo:language="en" fo:country="US"/>
    </style:style>
    <style:style style:name="T248" style:parent-style-name="token" style:family="text">
      <style:text-properties style:font-name="Consolas" style:font-name-complex="Consolas" fo:color="#669900" fo:language="en" fo:country="US"/>
    </style:style>
    <style:style style:name="T249" style:parent-style-name="token" style:family="text">
      <style:text-properties style:font-name="Consolas" style:font-name-complex="Consolas" fo:color="#999999" fo:language="en" fo:country="US"/>
    </style:style>
    <style:style style:name="T250" style:parent-style-name="CodeHTML" style:family="text">
      <style:text-properties style:font-name="Consolas" style:font-name-complex="Consolas" fo:color="#000000" fo:language="en" fo:country="US"/>
    </style:style>
    <style:style style:name="T251" style:parent-style-name="token" style:family="text">
      <style:text-properties style:font-name="Consolas" style:font-name-complex="Consolas" fo:color="#669900" fo:language="en" fo:country="US"/>
    </style:style>
    <style:style style:name="T252" style:parent-style-name="token" style:family="text">
      <style:text-properties style:font-name="Consolas" style:font-name-complex="Consolas" fo:color="#999999" fo:language="en" fo:country="US"/>
    </style:style>
    <style:style style:name="T253" style:parent-style-name="CodeHTML" style:family="text">
      <style:text-properties style:font-name="Consolas" style:font-name-complex="Consolas" fo:color="#000000" fo:language="en" fo:country="US"/>
    </style:style>
    <style:style style:name="T254" style:parent-style-name="token" style:family="text">
      <style:text-properties style:font-name="Consolas" style:font-name-complex="Consolas" fo:color="#669900" fo:language="en" fo:country="US"/>
    </style:style>
    <style:style style:name="T255" style:parent-style-name="token" style:family="text">
      <style:text-properties style:font-name="Consolas" style:font-name-complex="Consolas" fo:color="#999999" fo:language="en" fo:country="US"/>
    </style:style>
    <style:style style:name="T256" style:parent-style-name="CodeHTML" style:family="text">
      <style:text-properties style:font-name="Consolas" style:font-name-complex="Consolas" fo:color="#000000" fo:language="en" fo:country="US"/>
    </style:style>
    <style:style style:name="T257" style:parent-style-name="token" style:family="text">
      <style:text-properties style:font-name="Consolas" style:font-name-complex="Consolas" fo:color="#0077AA" fo:language="en" fo:country="US"/>
    </style:style>
    <style:style style:name="T258" style:parent-style-name="token" style:family="text">
      <style:text-properties style:font-name="Consolas" style:font-name-complex="Consolas" fo:color="#999999" fo:language="en" fo:country="US"/>
    </style:style>
    <style:style style:name="P259"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260" style:parent-style-name="token" style:family="text">
      <style:text-properties style:font-name="Consolas" style:font-name-complex="Consolas" fo:color="#999999"/>
    </style:style>
    <style:style style:name="P261" style:parent-style-name="Normal" style:family="paragraph">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style:style>
    <style:style style:name="T262" style:parent-style-name="CodeHTML" style:family="text">
      <style:text-properties style:font-name-asian="Calibri" fo:color="#3B2C48" fo:background-color="#FAFCFD"/>
    </style:style>
    <style:style style:name="T263" style:parent-style-name="Policepardéfaut" style:family="text">
      <style:text-properties style:font-name="Arial" style:font-name-complex="Arial" fo:color="#444444" fo:font-size="11.5pt" style:font-size-asian="11.5pt" style:font-size-complex="11.5pt" fo:background-color="#FFFFFF"/>
    </style:style>
    <style:style style:name="T264" style:parent-style-name="Policepardéfaut" style:family="text">
      <style:text-properties style:font-name="Arial" style:font-name-complex="Arial" fo:color="#444444" fo:font-size="11.5pt" style:font-size-asian="11.5pt" style:font-size-complex="11.5pt" fo:background-color="#FFFFFF"/>
    </style:style>
    <style:style style:name="T265" style:parent-style-name="Policepardéfaut" style:family="text">
      <style:text-properties style:font-name-complex="Times New Roman" fo:color="#444444" fo:background-color="#FFFFFF"/>
    </style:style>
    <style:style style:name="P266" style:parent-style-name="Normal" style:family="paragraph">
      <style:text-properties style:font-name-complex="Times New Roman" fo:color="#444444" fo:background-color="#FFFFFF"/>
    </style:style>
    <style:style style:name="P267" style:parent-style-name="Normal" style:family="paragraph">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style:style>
    <style:style style:name="P268" style:parent-style-name="Normal" style:family="paragraph">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style:style>
    <style:style style:name="P269" style:parent-style-name="Normal" style:family="paragraph">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fo:language="en" fo:country="US"/>
    </style:style>
    <style:style style:name="P270"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271" style:parent-style-name="token" style:family="text">
      <style:text-properties style:font-name="Consolas" style:font-name-complex="Consolas" fo:color="#669900" fo:language="en" fo:country="US"/>
    </style:style>
    <style:style style:name="T272" style:parent-style-name="token" style:family="text">
      <style:text-properties style:font-name="Consolas" style:font-name-complex="Consolas" fo:color="#999999" fo:language="en" fo:country="US"/>
    </style:style>
    <style:style style:name="T273" style:parent-style-name="CodeHTML" style:family="text">
      <style:text-properties style:font-name="Consolas" style:font-name-complex="Consolas" fo:color="#000000" fo:language="en" fo:country="US"/>
    </style:style>
    <style:style style:name="T274" style:parent-style-name="token" style:family="text">
      <style:text-properties style:font-name="Consolas" style:font-name-complex="Consolas" fo:color="#669900" fo:language="en" fo:country="US"/>
    </style:style>
    <style:style style:name="P275" style:parent-style-name="Normal" style:family="paragraph">
      <style:text-properties fo:language="en" fo:country="US"/>
    </style:style>
    <style:style style:name="P276"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277" style:parent-style-name="token" style:family="text">
      <style:text-properties style:font-name="Consolas" style:font-name-complex="Consolas" fo:color="#669900" fo:language="en" fo:country="US"/>
    </style:style>
    <style:style style:name="T278" style:parent-style-name="token" style:family="text">
      <style:text-properties style:font-name="Consolas" style:font-name-complex="Consolas" fo:color="#999999" fo:language="en" fo:country="US"/>
    </style:style>
    <style:style style:name="T279" style:parent-style-name="CodeHTML" style:family="text">
      <style:text-properties style:font-name="Consolas" style:font-name-complex="Consolas" fo:color="#000000" fo:language="en" fo:country="US"/>
    </style:style>
    <style:style style:name="T280" style:parent-style-name="token" style:family="text">
      <style:text-properties style:font-name="Consolas" style:font-name-complex="Consolas" fo:color="#669900" fo:language="en" fo:country="US"/>
    </style:style>
    <style:style style:name="P281" style:parent-style-name="Normal" style:family="paragraph">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style:style>
    <style:style style:name="P282"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283" style:parent-style-name="CodeHTML" style:family="text">
      <style:text-properties style:font-name="Consolas" style:font-name-complex="Consolas" fo:color="#000000" fo:language="en" fo:country="US"/>
    </style:style>
    <style:style style:name="T284" style:parent-style-name="token" style:family="text">
      <style:text-properties style:font-name="Consolas" style:font-name-complex="Consolas" fo:color="#A67F59" fo:language="en" fo:country="US"/>
    </style:style>
    <style:style style:name="T285" style:parent-style-name="CodeHTML" style:family="text">
      <style:text-properties style:font-name="Consolas" style:font-name-complex="Consolas" fo:color="#000000" fo:language="en" fo:country="US"/>
    </style:style>
    <style:style style:name="T286" style:parent-style-name="token" style:family="text">
      <style:text-properties style:font-name="Consolas" style:font-name-complex="Consolas" fo:color="#A67F59" fo:language="en" fo:country="US"/>
    </style:style>
    <style:style style:name="T287" style:parent-style-name="CodeHTML" style:family="text">
      <style:text-properties style:font-name="Consolas" style:font-name-complex="Consolas" fo:color="#000000" fo:language="en" fo:country="US"/>
    </style:style>
    <style:style style:name="T288" style:parent-style-name="token" style:family="text">
      <style:text-properties style:font-name="Consolas" style:font-name-complex="Consolas" fo:color="#A67F59" fo:language="en" fo:country="US"/>
    </style:style>
    <style:style style:name="T289" style:parent-style-name="CodeHTML" style:family="text">
      <style:text-properties style:font-name="Consolas" style:font-name-complex="Consolas" fo:color="#000000" fo:language="en" fo:country="US"/>
    </style:style>
    <style:style style:name="T290" style:parent-style-name="token" style:family="text">
      <style:text-properties style:font-name="Consolas" style:font-name-complex="Consolas" fo:color="#999999" fo:language="en" fo:country="US"/>
    </style:style>
    <style:style style:name="T291" style:parent-style-name="CodeHTML" style:family="text">
      <style:text-properties style:font-name="Consolas" style:font-name-complex="Consolas" fo:color="#000000" fo:language="en" fo:country="US"/>
    </style:style>
    <style:style style:name="T292" style:parent-style-name="token" style:family="text">
      <style:text-properties style:font-name="Consolas" style:font-name-complex="Consolas" fo:color="#A67F59" fo:language="en" fo:country="US"/>
    </style:style>
    <style:style style:name="T293" style:parent-style-name="CodeHTML" style:family="text">
      <style:text-properties style:font-name="Consolas" style:font-name-complex="Consolas" fo:color="#000000" fo:language="en" fo:country="US"/>
    </style:style>
    <style:style style:name="T294" style:parent-style-name="token" style:family="text">
      <style:text-properties style:font-name="Consolas" style:font-name-complex="Consolas" fo:color="#999999" fo:language="en" fo:country="US"/>
    </style:style>
    <style:style style:name="P295"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296" style:parent-style-name="CodeHTML" style:family="text">
      <style:text-properties style:font-name="Consolas" style:font-name-complex="Consolas" fo:color="#000000" fo:language="en" fo:country="US"/>
    </style:style>
    <style:style style:name="T297" style:parent-style-name="token" style:family="text">
      <style:text-properties style:font-name="Consolas" style:font-name-complex="Consolas" fo:color="#A67F59" fo:language="en" fo:country="US"/>
    </style:style>
    <style:style style:name="T298" style:parent-style-name="CodeHTML" style:family="text">
      <style:text-properties style:font-name="Consolas" style:font-name-complex="Consolas" fo:color="#000000" fo:language="en" fo:country="US"/>
    </style:style>
    <style:style style:name="T299" style:parent-style-name="token" style:family="text">
      <style:text-properties style:font-name="Consolas" style:font-name-complex="Consolas" fo:color="#A67F59" fo:language="en" fo:country="US"/>
    </style:style>
    <style:style style:name="T300" style:parent-style-name="CodeHTML" style:family="text">
      <style:text-properties style:font-name="Consolas" style:font-name-complex="Consolas" fo:color="#000000" fo:language="en" fo:country="US"/>
    </style:style>
    <style:style style:name="T301" style:parent-style-name="token" style:family="text">
      <style:text-properties style:font-name="Consolas" style:font-name-complex="Consolas" fo:color="#A67F59" fo:language="en" fo:country="US"/>
    </style:style>
    <style:style style:name="T302" style:parent-style-name="CodeHTML" style:family="text">
      <style:text-properties style:font-name="Consolas" style:font-name-complex="Consolas" fo:color="#000000" fo:language="en" fo:country="US"/>
    </style:style>
    <style:style style:name="T303" style:parent-style-name="token" style:family="text">
      <style:text-properties style:font-name="Consolas" style:font-name-complex="Consolas" fo:color="#999999" fo:language="en" fo:country="US"/>
    </style:style>
    <style:style style:name="T304" style:parent-style-name="CodeHTML" style:family="text">
      <style:text-properties style:font-name="Consolas" style:font-name-complex="Consolas" fo:color="#000000" fo:language="en" fo:country="US"/>
    </style:style>
    <style:style style:name="T305" style:parent-style-name="token" style:family="text">
      <style:text-properties style:font-name="Consolas" style:font-name-complex="Consolas" fo:color="#999999" fo:language="en" fo:country="US"/>
    </style:style>
    <style:style style:name="P306"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307" style:parent-style-name="CodeHTML" style:family="text">
      <style:text-properties style:font-name="Consolas" style:font-name-complex="Consolas" fo:color="#000000" fo:language="en" fo:country="US"/>
    </style:style>
    <style:style style:name="T308" style:parent-style-name="token" style:family="text">
      <style:text-properties style:font-name="Consolas" style:font-name-complex="Consolas" fo:color="#A67F59" fo:language="en" fo:country="US"/>
    </style:style>
    <style:style style:name="T309" style:parent-style-name="CodeHTML" style:family="text">
      <style:text-properties style:font-name="Consolas" style:font-name-complex="Consolas" fo:color="#000000" fo:language="en" fo:country="US"/>
    </style:style>
    <style:style style:name="T310" style:parent-style-name="token" style:family="text">
      <style:text-properties style:font-name="Consolas" style:font-name-complex="Consolas" fo:color="#A67F59" fo:language="en" fo:country="US"/>
    </style:style>
    <style:style style:name="T311" style:parent-style-name="CodeHTML" style:family="text">
      <style:text-properties style:font-name="Consolas" style:font-name-complex="Consolas" fo:color="#000000" fo:language="en" fo:country="US"/>
    </style:style>
    <style:style style:name="T312" style:parent-style-name="token" style:family="text">
      <style:text-properties style:font-name="Consolas" style:font-name-complex="Consolas" fo:color="#A67F59" fo:language="en" fo:country="US"/>
    </style:style>
    <style:style style:name="T313" style:parent-style-name="CodeHTML" style:family="text">
      <style:text-properties style:font-name="Consolas" style:font-name-complex="Consolas" fo:color="#000000" fo:language="en" fo:country="US"/>
    </style:style>
    <style:style style:name="T314" style:parent-style-name="token" style:family="text">
      <style:text-properties style:font-name="Consolas" style:font-name-complex="Consolas" fo:color="#999999" fo:language="en" fo:country="US"/>
    </style:style>
    <style:style style:name="T315" style:parent-style-name="CodeHTML" style:family="text">
      <style:text-properties style:font-name="Consolas" style:font-name-complex="Consolas" fo:color="#000000" fo:language="en" fo:country="US"/>
    </style:style>
    <style:style style:name="T316" style:parent-style-name="token" style:family="text">
      <style:text-properties style:font-name="Consolas" style:font-name-complex="Consolas" fo:color="#708090" fo:language="en" fo:country="US"/>
    </style:style>
    <style:style style:name="P317" style:parent-style-name="PréformatéHTML" style:family="paragraph">
      <style:paragraph-properties fo:border="0.0208in solid #E4E4E4" fo:padding="0.1666in" style:shadow="none" fo:margin-left="0.125in" fo:background-color="#F5F2F0">
        <style:tab-stops>
          <style:tab-stop style:type="left" style:position="0.5111in"/>
          <style:tab-stop style:type="left" style:position="1.1472in"/>
          <style:tab-stop style:type="left" style:position="1.7833in"/>
          <style:tab-stop style:type="left" style:position="2.4194in"/>
          <style:tab-stop style:type="left" style:position="3.0555in"/>
          <style:tab-stop style:type="left" style:position="3.6916in"/>
          <style:tab-stop style:type="left" style:position="4.3277in"/>
          <style:tab-stop style:type="left" style:position="4.9638in"/>
          <style:tab-stop style:type="left" style:position="5.6in"/>
          <style:tab-stop style:type="left" style:position="6.2361in"/>
          <style:tab-stop style:type="left" style:position="6.8722in"/>
          <style:tab-stop style:type="left" style:position="7.5083in"/>
          <style:tab-stop style:type="left" style:position="8.1444in"/>
          <style:tab-stop style:type="left" style:position="8.7805in"/>
          <style:tab-stop style:type="left" style:position="9.4166in"/>
          <style:tab-stop style:type="left" style:position="10.0527in"/>
        </style:tab-stops>
      </style:paragraph-properties>
    </style:style>
    <style:style style:name="T318" style:parent-style-name="CodeHTML" style:family="text">
      <style:text-properties style:font-name="Consolas" style:font-name-complex="Consolas" fo:color="#000000"/>
    </style:style>
    <style:style style:name="T319" style:parent-style-name="token" style:family="text">
      <style:text-properties style:font-name="Consolas" style:font-name-complex="Consolas" fo:color="#A67F59"/>
    </style:style>
    <style:style style:name="T320" style:parent-style-name="CodeHTML" style:family="text">
      <style:text-properties style:font-name="Consolas" style:font-name-complex="Consolas" fo:color="#000000"/>
    </style:style>
    <style:style style:name="T321" style:parent-style-name="token" style:family="text">
      <style:text-properties style:font-name="Consolas" style:font-name-complex="Consolas" fo:color="#999999"/>
    </style:style>
    <style:style style:name="T322" style:parent-style-name="CodeHTML" style:family="text">
      <style:text-properties style:font-name="Consolas" style:font-name-complex="Consolas" fo:color="#000000"/>
    </style:style>
    <style:style style:name="T323" style:parent-style-name="token" style:family="text">
      <style:text-properties style:font-name="Consolas" style:font-name-complex="Consolas" fo:color="#DD4A68"/>
    </style:style>
    <style:style style:name="T324" style:parent-style-name="token" style:family="text">
      <style:text-properties style:font-name="Consolas" style:font-name-complex="Consolas" fo:color="#999999"/>
    </style:style>
  </office:automatic-styles>
  <office:body>
    <office:text text:use-soft-page-breaks="true">
      <text:p text:style-name="P1">Première partie :</text:p>
      <text:p text:style-name="Normal">La mise en route avec Ext JS 6 et Sencha Cmd 6 ne pouvait pas être plus facile.</text:p>
      <text:p text:style-name="Normal">Une application «universelle» contient un ensemble de magasins, les modèles et les contrôleurs de base, tout en présentant deux ensembles différents de vues par l'intermédiaire des deux boîtes à outils: Classique et moderne.</text:p>
      <text:p text:style-name="Normal">La boîte à outils classique contient les morceaux traditionnels du code de base Ext JS qui prend en charge les navigateurs existants, les tablettes et les ordinateurs portables à écran tactile. La boîte à outils moderne contient une base de code tactile convivial qui prend en charge les navigateurs modernes, les tablettes et les téléphones.</text:p>
      <text:p text:style-name="Normal">La commande<text:s/>Sencha surveille maintenant votre demande de modification. Vous verrez "En attente de changements ...", ce qui est une indication que votre demande est à jour. Comme vous apportez des modifications et enregistrez<text:s/>des fichiers, vous verrez l'impression d'autres messages, mais ceux-ci se terminera sous peu avec un autre "Waiting for changes ..." message. Ce cycle prend généralement quelques secondes, alors assurez-vous de laisser suffisamment de temps entre le fichier sauvegardé<text:s/>et<text:s/>rechargez la page<text:s/>dans votre navigateur.</text:p>
      <text:p text:style-name="Normal">Si la<text:s/>commande<text:s/>« sencha<text:s/>app watch »<text:s/>ne parvient pas à récupérer vos changements pour une raison quelconque, vous pouvez simplement arrêter (CTRL + c) et redémarrer la<text:s/>commande de l’application.</text:p>
      <text:p text:style-name="P2">Seconde partie :</text:p>
      <text:p text:style-name="Normal">Comme il est mentionné ci-dessus, des applications universelles sont constituées de trois domaines importants:</text:p>
      <text:p text:style-name="P3"/>
      <text:list text:style-name="LFO1" text:continue-numbering="true">
        <text:list-item>
          <text:p text:style-name="P4">zone d'application partagée (le plus approprié pour les<text:s/>stores, les modèles et les contrôleurs). Cette zone se trouve dans le dossier d'application dans la racine de votre application.</text:p>
        </text:list-item>
      </text:list>
      <text:p text:style-name="Normal"/>
      <text:list text:style-name="LFO1" text:continue-numbering="true">
        <text:list-item>
          <text:p text:style-name="P5">zone classique app (vues et logique spécifique à l'aspect classique de votre application). Cette zone se trouve dans le dossier classique / src dans la racine de votre application.</text:p>
        </text:list-item>
      </text:list>
      <text:p text:style-name="Paragraphedeliste"/>
      <text:list text:style-name="LFO1" text:continue-numbering="true">
        <text:list-item>
          <text:p text:style-name="P6">zone moderne app (vues et logique spécifique à l'aspect moderne de votre application). Cette zone se trouve dans le dossier moderne / src dans la racine de votre application.</text:p>
        </text:list-item>
      </text:list>
      <text:p text:style-name="Normal"/>
      <text:p text:style-name="Normal"/>
      <text:soft-page-break/>
      <text:p text:style-name="Normal">Il convient de noter que cette petite application illustre un grand nombre de fonctionnalités dans Ext JS. Il n'y a pas assez d'espace pour discuter de tout en profondeur, nous allons donc faire un petit aperçu pour les bits pertinents. Nous allons nous assurer de vous orienter vers plus d'informations en profondeur pour chaque sujet lorsque cela est possible.</text:p>
      <text:p text:style-name="Normal">Commençons par l'évaluation de la vue classique principal trouvée<text:s/>dans  <text:span text:style-name="T7">Adam</text:span><text:span text:style-name="T8">/</text:span><text:span text:style-name="T9">classic</text:span><text:span text:style-name="T10">/src/view/main/</text:span></text:p>
      <text:p text:style-name="P11">Classic :</text:p>
      <text:p text:style-name="Normal">La vue classique principal apparaît chaque fois que quelqu'un utilise un navigateur ou une tablette, sauf indication contraire dans vos cibles de construction.</text:p>
      <text:p text:style-name="Normal">Utilisez<text:s text:c="2"/>votre IDE favori ou un éditeur de texte, ouvrez MyApp / classic / src / view / main / main.js. Ceci est le principal point de notre application classique d'entrée. Il est également le conteneur qui abrite notre<text:s/>« tabpanel »<text:s/>et ses quatre onglets. De plus, vous verrez que le premier onglet comprend notre classe de grille.</text:p>
      <text:p text:style-name="Normal">Parcourons les onglets.</text:p>
      <text:p text:style-name="P12">Les onglets :<text:s/></text:p>
      <text:p text:style-name="Normal">Tabpanels peuvent être utilisés de manière similaire au panneau standard à des fins de mise en page, mais ils ont aussi un soutien particulier pour contenir des composants de l'enfant (articles). Ces éléments sont gérés par un gestionnaire de mise en page de la carte, et affichés sous forme d'onglets séparés.</text:p>
      <text:p text:style-name="P13">UI Styling :</text:p>
      <text:p text:style-name="Normal">Chaque composant dans le<text:s/>framework<text:s/>Ext JS a une configuration<text:s/>ui<text:s/>par défaut. Cette propriété peut être modifiée pour permettre aux composants de votre application pour avoir des styles différents.</text:p>
      <text:p text:style-name="Normal">La plupart des composants Ext JS ont SASS @ mixins de qui vous permettent de générer rapidement de nouvelles interfaces. Ceux-ci comprennent: Ext.panel.Panel, Ext.button.Button, Ext.Toolbar, Ext.window.Window, et beaucoup plus.</text:p>
      <text:p text:style-name="Normal">Ouvrons l'interface utilisateur personnalisée de notre tabpanel et jeter un œil à ce qui se fait. Vous pouvez trouver vos définitions de l'interface utilisateur tabpanel ici:</text:p>
      <text:p text:style-name="P14"><text:span text:style-name="T15">`classic/sass/src/view/main/Main.scss`</text:span></text:p>
      <text:p text:style-name="Normal">Comme vous pouvez le voir, la création d'interfaces utilisateur est simple. Il suffit d'appeler le @mixin associé pour le composant pour lequel vous voulez créer une interface utilisateur.</text:p>
      <text:p text:style-name="P16"><text:span text:style-name="T17">@include extjs</text:span><text:span text:style-name="T18">-</text:span><text:span text:style-name="T19">tab</text:span><text:span text:style-name="T20">-</text:span><text:span text:style-name="T21">panel</text:span><text:span text:style-name="T22">-</text:span><text:span text:style-name="T23">ui</text:span><text:span text:style-name="T24">(</text:span></text:p>
      <text:soft-page-break/>
      <text:p text:style-name="P25"><text:span text:style-name="T26"><text:s text:c="4"/></text:span><text:span text:style-name="T27">$ui</text:span><text:span text:style-name="T28">:</text:span><text:span text:style-name="T29"><text:s/></text:span><text:span text:style-name="T30">'navigation'</text:span></text:p>
      <text:p text:style-name="P31"><text:span text:style-name="T32">);</text:span></text:p>
      <text:p text:style-name="Normal"/>
      <text:p text:style-name="Normal">Toutes les variables dans le @mixin peuvent être modifiées de quelque façon que vous le souhaitez.</text:p>
      <text:p text:style-name="Normal">Vous attachez ensuite l'interface utilisateur à votre composant comme ceci:</text:p>
      <text:p text:style-name="P33"><text:span text:style-name="T34">ui</text:span><text:span text:style-name="T35">:</text:span><text:span text:style-name="T36"><text:s/></text:span><text:span text:style-name="T37">'navigation'</text:span><text:span text:style-name="T38">,</text:span></text:p>
      <text:p text:style-name="Normal"/>
      <text:p text:style-name="Normal">Nous allons discuter de modifier le thème de votre application avec SASS plus en détail ci-dessous.</text:p>
      <text:p text:style-name="Normal"><text:span text:style-name="T39">Responsive</text:span><text:span text:style-name="T40"> :</text:span></text:p>
      <text:p text:style-name="Normal">Vous avez peut-être aussi remarqué que nous avons ajouté le plugin Responsive<text:s/>aux<text:s/><text:s/>TabPanel et tabConfig.</text:p>
      <text:p text:style-name="P41"><text:span text:style-name="T42">// TabPanel <text:s text:c="3"/></text:span></text:p>
      <text:p text:style-name="P43"><text:span text:style-name="T44">responsiveConfig</text:span><text:span text:style-name="T45">:</text:span><text:span text:style-name="T46"><text:s/></text:span><text:span text:style-name="T47">{</text:span></text:p>
      <text:p text:style-name="P48"><text:span text:style-name="T49"><text:s text:c="4"/>tall</text:span><text:span text:style-name="T50">:</text:span><text:span text:style-name="T51"><text:s/></text:span><text:span text:style-name="T52">{</text:span></text:p>
      <text:p text:style-name="P53"><text:span text:style-name="T54"><text:s text:c="8"/>headerPosition</text:span><text:span text:style-name="T55">:</text:span><text:span text:style-name="T56"><text:s/></text:span><text:span text:style-name="T57">'top'</text:span></text:p>
      <text:p text:style-name="P58"><text:span text:style-name="T59"><text:s text:c="4"/></text:span><text:span text:style-name="T60">},</text:span></text:p>
      <text:p text:style-name="P61"><text:span text:style-name="T62"><text:s text:c="4"/>wide</text:span><text:span text:style-name="T63">:</text:span><text:span text:style-name="T64"><text:s/></text:span><text:span text:style-name="T65">{</text:span></text:p>
      <text:p text:style-name="P66"><text:span text:style-name="T67"><text:s text:c="8"/>headerPosition</text:span><text:span text:style-name="T68">:</text:span><text:span text:style-name="T69"><text:s/></text:span><text:span text:style-name="T70">'left'</text:span></text:p>
      <text:p text:style-name="P71"><text:span text:style-name="T72"><text:s text:c="4"/></text:span><text:span text:style-name="T73">}</text:span></text:p>
      <text:p text:style-name="P74"><text:span text:style-name="T75">},</text:span></text:p>
      <text:p text:style-name="P76"/>
      <text:p text:style-name="P77"><text:span text:style-name="T78">// Tab Config</text:span></text:p>
      <text:p text:style-name="P79"><text:span text:style-name="T80">tabConfig</text:span><text:span text:style-name="T81">:</text:span><text:span text:style-name="T82"><text:s/></text:span><text:span text:style-name="T83">{</text:span></text:p>
      <text:p text:style-name="P84"><text:span text:style-name="T85"><text:s text:c="4"/></text:span><text:span text:style-name="T86">plugins</text:span><text:span text:style-name="T87">:</text:span><text:span text:style-name="T88"><text:s/></text:span><text:span text:style-name="T89">'responsive'</text:span><text:span text:style-name="T90">,</text:span></text:p>
      <text:p text:style-name="P91"><text:span text:style-name="T92"><text:s text:c="4"/>responsiveConfig</text:span><text:span text:style-name="T93">:</text:span><text:span text:style-name="T94"><text:s/></text:span><text:span text:style-name="T95">{</text:span></text:p>
      <text:p text:style-name="P96"><text:span text:style-name="T97"><text:s text:c="8"/>wide</text:span><text:span text:style-name="T98">:</text:span><text:span text:style-name="T99"><text:s/></text:span><text:span text:style-name="T100">{</text:span></text:p>
      <text:p text:style-name="P101"><text:span text:style-name="T102"><text:s text:c="12"/>iconAlign</text:span><text:span text:style-name="T103">:</text:span><text:span text:style-name="T104"><text:s/></text:span><text:span text:style-name="T105">'left'</text:span><text:span text:style-name="T106">,</text:span></text:p>
      <text:p text:style-name="P107"><text:span text:style-name="T108"><text:s text:c="12"/>textAlign</text:span><text:span text:style-name="T109">:</text:span><text:span text:style-name="T110"><text:s/></text:span><text:span text:style-name="T111">'left'</text:span></text:p>
      <text:p text:style-name="P112"><text:span text:style-name="T113"><text:s text:c="8"/></text:span><text:span text:style-name="T114">},</text:span></text:p>
      <text:p text:style-name="P115"><text:span text:style-name="T116"><text:s text:c="8"/>tall</text:span><text:span text:style-name="T117">:</text:span><text:span text:style-name="T118"><text:s/></text:span><text:span text:style-name="T119">{</text:span></text:p>
      <text:p text:style-name="P120"><text:span text:style-name="T121"><text:s text:c="12"/>iconAlign</text:span><text:span text:style-name="T122">:</text:span><text:span text:style-name="T123"><text:s/></text:span><text:span text:style-name="T124">'top'</text:span><text:span text:style-name="T125">,</text:span></text:p>
      <text:p text:style-name="P126"><text:span text:style-name="T127"><text:s text:c="12"/>textAlign</text:span><text:span text:style-name="T128">:</text:span><text:span text:style-name="T129"><text:s/></text:span><text:span text:style-name="T130">'center'</text:span><text:span text:style-name="T131">,</text:span></text:p>
      <text:p text:style-name="P132"><text:span text:style-name="T133"><text:s text:c="12"/>width</text:span><text:span text:style-name="T134">:</text:span><text:span text:style-name="T135"><text:s/></text:span><text:span text:style-name="T136">120</text:span></text:p>
      <text:p text:style-name="P137"><text:span text:style-name="T138"><text:s text:c="8"/></text:span><text:span text:style-name="T139">}</text:span></text:p>
      <text:p text:style-name="P140"><text:span text:style-name="T141"><text:s text:c="4"/></text:span><text:span text:style-name="T142">}</text:span></text:p>
      <text:p text:style-name="P143"><text:span text:style-name="T144">}</text:span></text:p>
      <text:p text:style-name="Normal"/>
      <text:soft-page-break/>
      <text:p text:style-name="Normal">Ce plugin<text:s/>nous<text:s/>permet de définir des règles qui modifient les positions onglet et chaque élément tabpanel text / glyphe en fonction de la largeur et la hauteur de la fenêtre. Dans ce cas, si vous faites la fenêtre du navigateur moins large que haut, le tabpanel se déplacera vers le haut de l'écran et le texte de l'onglet et glyphes se repositionner.</text:p>
      <text:p text:style-name="Normal">Si la fenêtre est plus large que haut, les onglets apparaissent sur la gauche et ajuster les positions texte de l'onglet / glyphe de manière appropriée.</text:p>
      <text:p text:style-name="Normal">Vous pouvez en savoir plus sur le plugin « responsive » et la construction de votre demande de multiples environnements ici.</text:p>
      <text:p text:style-name="Normal">Vous remarquerez peut-être qu'il n'y a pas de données codées en dur dans des onglets 2, 3 et 4. C'est parce que nous effectuons la liaison de données à partir d'un ViewModel.</text:p>
      <text:p text:style-name="P145">Voir les modèles et la liaison de données :<text:s/></text:p>
      <text:p text:style-name="Normal">View Models and Data Binding<text:s/>vous permettront de faire plus avec moins de code et d'écrire dans un style beaucoup plus déclaratif.</text:p>
      <text:p text:style-name="Normal">View Models est une classe qui gère un objet de données. Il permet<text:s/>d’avoir des<text:s/>composants intéressants<text:s/>dans<text:s/>ces données pour se lier à lui et être notifiées quand<text:s/>ça<text:s/>change. Le ViewModel, comme ViewController, appartient à la vue qui y fait référence.</text:p>
      <text:p text:style-name="Normal">Pour la plupart, toute configuration qui peut être "réglé" avec une méthode setter, peut être lié aux données dans le ViewModel. Pour cet exemple, nous allons utilisons setHtml () et setTitle ().</text:p>
      <text:p text:style-name="Normal">Jetons un regard sur les lignes suivantes:</text:p>
      <text:p text:style-name="P146"><text:span text:style-name="T147">// View Model Declaration</text:span></text:p>
      <text:p text:style-name="P148"><text:span text:style-name="T149">viewModel</text:span><text:span text:style-name="T150">:</text:span><text:span text:style-name="T151"><text:s/></text:span><text:span text:style-name="T152">'main'</text:span><text:span text:style-name="T153">,</text:span></text:p>
      <text:p text:style-name="P154"/>
      <text:p text:style-name="P155"><text:span text:style-name="T156">// Binding to header's title</text:span></text:p>
      <text:p text:style-name="P157"><text:span text:style-name="T158">header</text:span><text:span text:style-name="T159">:</text:span><text:span text:style-name="T160"><text:s/></text:span><text:span text:style-name="T161">{</text:span></text:p>
      <text:p text:style-name="P162"><text:span text:style-name="T163"><text:s text:c="4"/>title</text:span><text:span text:style-name="T164">:</text:span><text:span text:style-name="T165"><text:s/></text:span><text:span text:style-name="T166">{</text:span></text:p>
      <text:p text:style-name="P167"><text:span text:style-name="T168"><text:s text:c="8"/>bind</text:span><text:span text:style-name="T169">:</text:span><text:span text:style-name="T170"><text:s/></text:span><text:span text:style-name="T171">{</text:span></text:p>
      <text:p text:style-name="P172"><text:span text:style-name="T173"><text:s text:c="12"/>text</text:span><text:span text:style-name="T174">:</text:span><text:span text:style-name="T175"><text:s/></text:span><text:span text:style-name="T176">'{name}'</text:span></text:p>
      <text:p text:style-name="P177"><text:span text:style-name="T178"><text:s text:c="8"/></text:span><text:span text:style-name="T179">},</text:span></text:p>
      <text:p text:style-name="P180"><text:span text:style-name="T181"><text:s text:c="8"/>flex</text:span><text:span text:style-name="T182">:</text:span><text:span text:style-name="T183"><text:s/></text:span><text:span text:style-name="T184">0</text:span></text:p>
      <text:p text:style-name="P185"><text:span text:style-name="T186"><text:s text:c="4"/></text:span><text:span text:style-name="T187">}</text:span></text:p>
      <text:p text:style-name="P188"><text:span text:style-name="T189">},</text:span></text:p>
      <text:p text:style-name="P190"/>
      <text:p text:style-name="P191"><text:span text:style-name="T192">// Binding to tab's HTML config</text:span></text:p>
      <text:p text:style-name="P193"><text:span text:style-name="T194">{</text:span></text:p>
      <text:p text:style-name="P195"><text:span text:style-name="T196"><text:s text:c="4"/>title</text:span><text:span text:style-name="T197">:</text:span><text:span text:style-name="T198"><text:s/></text:span><text:span text:style-name="T199">'Users'</text:span><text:span text:style-name="T200">,</text:span></text:p>
      <text:p text:style-name="P201"><text:span text:style-name="T202"><text:s text:c="4"/>iconCls</text:span><text:span text:style-name="T203">:</text:span><text:span text:style-name="T204"><text:s/></text:span><text:span text:style-name="T205">'fa-user'</text:span><text:span text:style-name="T206">,</text:span></text:p>
      <text:p text:style-name="P207"><text:span text:style-name="T208"><text:s text:c="4"/>bind</text:span><text:span text:style-name="T209">:</text:span><text:span text:style-name="T210"><text:s/></text:span><text:span text:style-name="T211">{</text:span></text:p>
      <text:p text:style-name="P212"><text:span text:style-name="T213"><text:s text:c="8"/>html</text:span><text:span text:style-name="T214">:</text:span><text:span text:style-name="T215"><text:s/></text:span><text:span text:style-name="T216">'{loremIpsum}'</text:span></text:p>
      <text:p text:style-name="P217"><text:span text:style-name="T218"><text:s text:c="4"/></text:span><text:span text:style-name="T219">}</text:span></text:p>
      <text:p text:style-name="P220"><text:span text:style-name="T221">}</text:span></text:p>
      <text:p text:style-name="Normal"/>
      <text:soft-page-break/>
      <text:p text:style-name="Normal">Vous pouvez voir que les données<text:s/>proviennent du<text:s/>ViewModel (app / view / main / MainModel.js) au titre des onglets et de l'application. Les données du ViewModel<text:s/>sont<text:s/>définies statiquement, mais dans la plupart des cas, ce sera généré via proxy.</text:p>
      <text:p text:style-name="Normal">Consultez nos ViewModels et Data Binding Guide pour plus d'informations.</text:p>
      <text:p text:style-name="P222">Grids :<text:s/></text:p>
      <text:p text:style-name="Normal">Ensuite, regardons le Ext.grid.Panel en ouvrant<text:s/><text:span text:style-name="T223">MyApp/classic/src/view/main/List.js</text:span><text:span text:style-name="T224">.</text:span></text:p>
      <text:p text:style-name="Normal">List.js contient la grille qui charge dans le premier onglet de votre tabpanel Main.</text:p>
      <text:p text:style-name="Normal">Avec cette quantité minimale de code, nous avons créé une grille entièrement fonctionnelle.</text:p>
      <text:p text:style-name="Normal">Par défaut, chaque colonne est modifiable et donne la possibilité de basculer entre ASC et DESC au niveau du tri lorsque vous cliquez sur son en-tête.</text:p>
      <text:p text:style-name="Normal">Chaque<text:s/>en-tête de colonne est également re-commandable par défaut, et chacun des gains d'un menu déroulant avec des options pour masquer et afficher des colonnes.</text:p>
      <text:p text:style-name="Normal">Non seulement cela, mais il est incroyablement facile de configurer chaque colonne indépendamment.</text:p>
      <text:p text:style-name="P225">Store :<text:s/></text:p>
      <text:p text:style-name="Normal">Comme vous pouvez le voir, nous mettons en<text:s/>« store »<text:s/>un type de personnel.<text:s/>Si vous regardez attentivement, vous remarquerez probablement qu'il n'y a pas une définition de<text:s/>« store »<text:s/>dans la zone classique. C'est parce que ce<text:s/>store<text:s/>se trouve<text:s/>dans la zone universelle,<text:s/><text:span text:style-name="T226">app/store/Personnel.js</text:span></text:p>
      <text:p text:style-name="Normal">Nous avons placé le<text:s/>store<text:s/>ici afin que la grille classique et la grille moderne peuvent partager le même<text:s/>store<text:s/>et données.</text:p>
      <text:p text:style-name="Normal">Dans une situation du monde réel, le<text:s/>store<text:s/>ci-dessus aurait un proxy avec une propriété url permettant le proxy pour extraire des informations à partir d'un serveur. Nous gardons les données en ligne dans cet exemple pour des raisons de visualisation. Cependant, la plupart des situations ne seraient pas appeler pour avoir des données en ligne.</text:p>
      <text:p text:style-name="P227">Listeners :<text:s/></text:p>
      <text:p text:style-name="Normal">Vous remarquerez également que les<text:s/>Listeners<text:s/>objet contiennent un événement select qui appelle 'onItemSelected'.</text:p>
      <text:p text:style-name="P228"><text:span text:style-name="T229">onItemSelected</text:span><text:span text:style-name="T230">:</text:span><text:span text:style-name="T231"><text:s/></text:span><text:span text:style-name="T232">function</text:span><text:span text:style-name="T233"><text:s/></text:span><text:span text:style-name="T234">(</text:span><text:span text:style-name="T235">sender</text:span><text:span text:style-name="T236">,</text:span><text:span text:style-name="T237"><text:s/>record</text:span><text:span text:style-name="T238">)</text:span><text:span text:style-name="T239"><text:s/></text:span><text:span text:style-name="T240">{</text:span></text:p>
      <text:p text:style-name="P241"><text:span text:style-name="T242"><text:s text:c="4"/>Ext</text:span><text:span text:style-name="T243">.</text:span><text:span text:style-name="T244">Msg</text:span><text:span text:style-name="T245">.</text:span><text:span text:style-name="T246">confirm</text:span><text:span text:style-name="T247">(</text:span><text:span text:style-name="T248">'Confirm'</text:span><text:span text:style-name="T249">,</text:span><text:span text:style-name="T250"><text:s/></text:span><text:span text:style-name="T251">'Are you sure?'</text:span><text:span text:style-name="T252">,</text:span><text:span text:style-name="T253"><text:s/></text:span><text:span text:style-name="T254">'onConfirm'</text:span><text:span text:style-name="T255">,</text:span><text:span text:style-name="T256"><text:s/></text:span><text:span text:style-name="T257">this</text:span><text:span text:style-name="T258">);</text:span></text:p>
      <text:p text:style-name="P259"><text:span text:style-name="T260">},</text:span></text:p>
      <text:p text:style-name="Normal"/>
      <text:soft-page-break/>
      <text:p text:style-name="P261">Modern :</text:p>
      <text:p text:style-name="Normal"><text:span text:style-name="T262">Regardons le fichier Main.js qui se trouve dans MyApp/modern/src/view/main/Main.js</text:span><text:span text:style-name="T263">.</text:span><text:span text:style-name="T264"><text:s/></text:span><text:span text:style-name="T265">Ceci est le principal point d’entrée à notre application moderne.</text:span></text:p>
      <text:p text:style-name="P266">De la même façon, vous remarquerez que « Main » est un conteneur qui abrite notre tabpanel, et ses quatre onglets. De plus, vous verrez le premier onglet inclut notre Grille moderne.</text:p>
      <text:p text:style-name="P267">Tabs :</text:p>
      <text:p text:style-name="Normal">Les tabpanels de la boîte à outils moderne sont un excellent moyen pour permettre à l'utilisateur de basculer entre plusieurs vues qui sont tous plein écran.</text:p>
      <text:p text:style-name="Normal">Chaque composant dans le TabPanel obtient son propre onglet, ce qui montre la composante quand on tape. Les onglets peuvent être positionnés en haut ou en bas de la TabPanel.</text:p>
      <text:p text:style-name="P268">Modern Grid</text:p>
      <text:p text:style-name="Normal">La boîte à outils moderne comprend une grille légère qui est optimisé pour les appareils tactiles.<text:s/>La grille moderne, il est facile d'aller chercher, trier, filtrer et modifier de grandes quantités de données sur les appareils tactiles. Il est également simple à configurer et personnaliser une colonne en utilisant équarrisseurs de colonne.</text:p>
      <text:p text:style-name="Normal">Comme avec la grille de la boîte à outils classique, vous pouvez voir un<text:s/>store<text:s/>universel partagé et un objet<text:s/>Listeners<text:s/>qui capture l'événement select.</text:p>
      <text:p text:style-name="P269">Change Themes :</text:p>
      <text:p text:style-name="Normal">Maintenant, nous allons mettre l'accent sur l'aspect et la convivialité de l'application.</text:p>
      <text:p text:style-name="Normal">Le thème par défaut (Triton) est généré à chaque nouvelle demande.<text:s/>Cela dit, il est incroyablement facile d'échanger des thèmes une fois que votre demande a été créée.</text:p>
      <text:p text:style-name="Normal">Essayons le thème Ext JS Crisp.<text:s/>Tout ce que vous devez faire est d'ouvrir votre fichier app.json dans votre application racine et mettre à jour la propriété de thème à partir de :</text:p>
      <text:p text:style-name="P270"><text:span text:style-name="T271">"theme"</text:span><text:span text:style-name="T272">:</text:span><text:span text:style-name="T273"><text:s/></text:span><text:span text:style-name="T274">"theme-neptune"</text:span></text:p>
      <text:p text:style-name="P275">pour :</text:p>
      <text:p text:style-name="P276"><text:span text:style-name="T277">"theme"</text:span><text:span text:style-name="T278">:</text:span><text:span text:style-name="T279"><text:s/></text:span><text:span text:style-name="T280">"theme-crisp"</text:span></text:p>
      <text:p text:style-name="Normal">Une fois la<text:s/>modification effectuée, actualisez la page et vous devriez voir que votre<text:s/>thème a changé.</text:p>
      <text:p text:style-name="Normal"/>
      <text:soft-page-break/>
      <text:p text:style-name="P281">Styling Your Application :<text:s/></text:p>
      <text:p text:style-name="Normal">Vous pouvez facilement et efficacement<text:s/>redéfinir<text:s/>le style de votre application en créant et en modifiant les fichiers SCSS.</text:p>
      <text:p text:style-name="Normal">SCSS (Sassy CSS) est une syntaxe de SASS, qui vous permet d'ajouter des règles imbriquées, variables et mixins à votre code de conception. Ces nouveaux ajouts sont ensuite traités et converties en fichiers CSS traditionnels pour l’utilisation<text:s/>de votre application.</text:p>
      <text:p text:style-name="Normal">Les composants individuels ont également des variables de SCSS spécifiques pour vous de changer. Par exemple, vous pouvez visualiser les variables Panel SCSS spécifiques en visitant la page de l'API du panneau et le défilement à la section «CSS Variables»: Ext.panel.Panel</text:p>
      <text:p text:style-name="Normal">Si vous ouvrez<text:s/>classic<text:s/>/ sass / src / view / main /, vous verrez un fichier appelé Main.scss. Ces dossiers et fichiers doivent être ajoutés manuellement au besoin. Pour chaque classe dans votre application, Sencha Cmd<text:s/>contrôle<text:s/>pour un fichier correspondant de SCSS dans sass / var / pour les variables, et sass / src / pour les règles.</text:p>
      <text:p text:style-name="Normal">Ces fichiers seront détectés par sencha app watch lorsque vous les ajoutez.</text:p>
      <text:p text:style-name="Normal">Allons de l'avant et de regarder notre fichier Main.scss.</text:p>
      <text:p text:style-name="Normal">Comme vous pouvez le voir, nous avons des règles de SCSS spécifiques mis en place pour la vue principale. Le panneau supérieur est fixé par la ligne suivante:</text:p>
      <text:p text:style-name="P282"><text:span text:style-name="T283">$ui</text:span><text:span text:style-name="T284">-</text:span><text:span text:style-name="T285">header</text:span><text:span text:style-name="T286">-</text:span><text:span text:style-name="T287">background</text:span><text:span text:style-name="T288">-</text:span><text:span text:style-name="T289">color</text:span><text:span text:style-name="T290">:</text:span><text:span text:style-name="T291"><text:s/>$base</text:span><text:span text:style-name="T292">-</text:span><text:span text:style-name="T293">color</text:span><text:span text:style-name="T294">,</text:span></text:p>
      <text:p text:style-name="Normal">Vous avez deux options ici en termes de la portée de votre changement de couleur. Si vous</text:p>
      <text:p text:style-name="Normal">ne veulent que cette seule pièce pour ne pas être bleu, vous pouvez définir explicitement à une couleur spécifique comme ceci:</text:p>
      <text:p text:style-name="P295"><text:span text:style-name="T296">$ui</text:span><text:span text:style-name="T297">-</text:span><text:span text:style-name="T298">header</text:span><text:span text:style-name="T299">-</text:span><text:span text:style-name="T300">background</text:span><text:span text:style-name="T301">-</text:span><text:span text:style-name="T302">color</text:span><text:span text:style-name="T303">:</text:span><text:span text:style-name="T304"><text:s/>#87BD3E</text:span><text:span text:style-name="T305">,</text:span></text:p>
      <text:p text:style-name="Normal">Une fois que le changement est capté et traité par<text:s/>Sencha, vous pouvez actualiser votre page et voir que la couleur de votre onglet actif est maintenant vert (# 87BD3E).</text:p>
      <text:p text:style-name="Normal">Toutefois, si vous voulez remplacer le bleu pour le vert sur l'ensemble de l'application, vous pouvez modifier la valeur de $ base couleur. Pour ce faire, créer un fichier SCSS pour vos règles globales à l'emplacement suivant<text:s/>:</text:p>
      <text:p text:style-name="P306"><text:span text:style-name="T307">classic</text:span><text:span text:style-name="T308">/</text:span><text:span text:style-name="T309">sass</text:span><text:span text:style-name="T310">/</text:span><text:span text:style-name="T311">etc</text:span><text:span text:style-name="T312">/</text:span><text:span text:style-name="T313">all</text:span><text:span text:style-name="T314">.</text:span><text:span text:style-name="T315">scss<text:s/></text:span><text:span text:style-name="T316">// all.scss may contain any SASS / CSS rules</text:span></text:p>
      <text:p text:style-name="Normal">Une fois que vous avez créé votre fichier, vous pouvez ajouter une nouvelle déclaration de $base-color qui remplacera<text:s/>la valeur de la<text:s/>$base-color du thème de l'application. Dans ce cas, nous allons faire le même vert.</text:p>
      <text:soft-page-break/>
      <text:p text:style-name="P317"><text:span text:style-name="T318">$base</text:span><text:span text:style-name="T319">-</text:span><text:span text:style-name="T320">color</text:span><text:span text:style-name="T321">:</text:span><text:span text:style-name="T322"><text:s/>#87BD3E<text:s/></text:span><text:span text:style-name="T323">dynamic</text:span><text:span text:style-name="T324">();</text:span></text:p>
      <text:p text:style-name="Normal">Une fois votre<text:s/>modification effectuée, rechargez la page et<text:s/>vous devriez maintenant voir que de nombreux composants sont<text:s/>de<text:s/>couleur verte.</text:p>
      <text:p text:style-name="Normal">Maintenant, vous voyez combien il est facile d'obtenir une application et en cours d'exécution en utilisant Ext JS et Sencha Cmd. Assurez-vous de vérifier les docs de l'API pour tous les composants et les classes que nous avons exploré tout au long de cette procédu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4" style:display-name="Titre 4" style:family="paragraph" style:parent-style-name="Normal" style:default-outline-level="4">
      <style:paragraph-properties fo:margin-top="0.0694in" fo:margin-bottom="0.0694in" fo:line-height="100%"/>
      <style:text-properties style:font-name-asian="Times New Roman" style:font-name-complex="Times New Roman" fo:font-weight="bold" style:font-weight-asian="bold" style:font-weight-complex="bold" style:language-asian="fr" style:country-asian="FR"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Normal" style:display-name="Normal" style:family="paragraph">
      <style:text-properties fo:hyphenate="false"/>
    </style:style>
    <style:style style:name="Policepardéfaut" style:display-name="Police par défaut" style:family="text"/>
    <style:style style:name="Titre4Car" style:display-name="Titre 4 Car" style:family="text" style:parent-style-name="Policepardéfau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itre5Car" style:display-name="Titre 5 Car" style:family="text" style:parent-style-name="Policepardéfaut">
      <style:text-properties style:font-name="Cambria" style:font-name-asian="Times New Roman" style:font-name-complex="Times New Roman" fo:color="#243F60" fo:font-size="12pt" style:font-size-asian="12pt" style:font-size-complex="12pt"/>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oken" style:display-name="token" style:family="text" style:parent-style-name="Policepardéfaut"/>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4" style:num-format=""/>
      <text:outline-level-style text:level="5" style:num-format=""/>
    </text:outline-style>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Times New Roman"/>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mir</meta:initial-creator>
    <dc:creator>Samir</dc:creator>
    <meta:creation-date>2016-10-23T09:46:00Z</meta:creation-date>
    <dc:date>2016-10-23T12:32:00Z</dc:date>
    <meta:template xlink:href="Normal.dotm" xlink:type="simple"/>
    <meta:editing-cycles>67</meta:editing-cycles>
    <meta:editing-duration>PT9900S</meta:editing-duration>
    <meta:document-statistic meta:page-count="8" meta:paragraph-count="26" meta:word-count="2069" meta:character-count="13426" meta:row-count="94" meta:non-whitespace-character-count="11383"/>
  </office:meta>
</office:document-meta>
</file>